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William B. Hackenburg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15, 1891</text:p>
      <text:p text:style-name="P6">Month<text:tab/><text:tab/><text:tab/><text:tab/><text:tab/><text:tab/>January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Jewish Hospital Association/</text:p>
      <text:p text:style-name="P2">OF PHILADELPHIA./</text:p>
      <text:p text:style-name="P4">January 15, 1891./</text:p>
      <text:p text:style-name="P3">Rev Dr S. Morais/</text:p>
      <text:p text:style-name="P3"><text:tab/>Dear Sir/</text:p>
      <text:p text:style-name="P3"><text:tab/>At the Annual Meeting of the Association, held Sunday, 11th inst., the/ following resolution was adopted:/</text:p>
      <text:p text:style-name="P3"><text:tab/>RESOLVED, That the President shall appoint a General Committee of/ Thirty-six, none of whom shall be members of the Board of Officers; that/ two-thirds of the Committee shall be composed of gentlemen and one-third of/ ladies; that the said General Committee shall be divided into twelve Sub-/committees of two gentlemen and one lady each (the first named on each such/ Sub-committee being that of the chairman thereof), whose duty it shall be to/ visit the Hospital and Home during such months as may be assigned to them, to/ examine into the condition of the institutions and to report <text:soft-page-break/>thereon to the/ President and Board of Officers./</text:p>
      <text:p text:style-name="P3"><text:tab/>The President respectfully requests your acceptance as a member of the/ Committee; a complete list with assignments is enclosed./</text:p>
      <text:p text:style-name="P3"><text:tab/>Each Sub-committee will arrange the time of visits during the desig-/nated months to suit themselves. <text:s/>The Hospital, Home, Dispensary and all/ other buildings, as well as the farm and grounds, will be open at all times/ for their inspection. <text:s/>The Superintendent and Resident Physicians will afford/ all facilities for a thorough examination of everything connected with their/ different departments./</text:p>
      <text:p text:style-name="P3"><text:tab/>It is requested that each Committee will promptly and unhesitatingly/ communicate complaints, suggestions or improvements to the President, so that/ immediate consideration may be given them by the Board of Officers./</text:p>
      <text:p text:style-name="P3"><text:tab/>Respectfully yours,/ WM. B. HACKENBURG, President,/ No. 25 N. Third Street./</text:p>
      <text:p text:style-name="P3"/>
      <text:p text:style-name="P3">[Page 2]</text:p>
      <text:p text:style-name="P2">Jewish Hospital Association of Philadelphia./</text:p>
      <text:p text:style-name="P2">Committee of Thirty-six appointed by authority of/</text:p>
      <text:p text:style-name="P2">resolution adopted at the Annual Meeting,/</text:p>
      <text:p text:style-name="P2">Sunday, January 11, 1891./</text:p>
      <text:p text:style-name="P2">FEBRUARY./</text:p>
      <text:p text:style-name="P3"><text:tab/><text:tab/><text:tab/>Rev. Dr. Marcus Jastrow,<text:tab/><text:tab/>925 North Eighth St./</text:p>
      <text:p text:style-name="P3"><text:tab/><text:tab/><text:tab/>Raphael Brunswick,<text:tab/><text:tab/><text:tab/>1212 North Seventh St./</text:p>
      <text:p text:style-name="P3"><text:tab/><text:tab/><text:tab/>Mrs. Miriam K. Arnold,<text:tab/><text:tab/>1512 North Broad St./</text:p>
      <text:p text:style-name="P2">MARCH./</text:p>
      <text:p text:style-name="P3"><text:tab/><text:tab/><text:tab/>Rev. Dr. Joseph Krauskopf,<text:tab/><text:tab/>1537 Diamond St./</text:p>
      <text:p text:style-name="P3"><text:tab/><text:tab/><text:tab/>Louis Wolf,<text:tab/><text:tab/><text:tab/><text:tab/>508 Minor St./</text:p>
      <text:p text:style-name="P3"><text:tab/><text:tab/><text:tab/>Miss Esther Baum,<text:tab/><text:tab/><text:tab/>1320 North Sixth St./</text:p>
      <text:p text:style-name="P2">APRIL./</text:p>
      <text:p text:style-name="P3"><text:tab/><text:tab/><text:tab/>Rev. Dr. Sabato Morais,<text:tab/><text:tab/>546 North Fifth St./</text:p>
      <text:p text:style-name="P3"><text:tab/><text:tab/><text:tab/>Isaac Rosskam,<text:tab/><text:tab/><text:tab/>1423 North Fifteenth St./</text:p>
      <text:p text:style-name="P3"><text:tab/><text:tab/><text:tab/>Mrs. I. Binswanger,<text:tab/><text:tab/><text:tab/>1730 Oxford St./</text:p>
      <text:p text:style-name="P2">MAY./</text:p>
      <text:p text:style-name="P3"><text:tab/><text:tab/><text:tab/>Rev. Victor Caro,<text:tab/><text:tab/><text:tab/>946 Franklin St./</text:p>
      <text:p text:style-name="P3"><text:tab/><text:tab/><text:tab/>Simeon Fels,<text:tab/><text:tab/><text:tab/><text:tab/>1151 North Third St./</text:p>
      <text:p text:style-name="P3"><text:tab/><text:tab/><text:tab/>Mrs. Jacob Louer,<text:tab/><text:tab/><text:tab/>2225 Mount Vernon St./</text:p>
      <text:p text:style-name="P2">JUNE./</text:p>
      <text:p text:style-name="P3"><text:tab/><text:tab/><text:tab/>Rev. Henry Iliowizi,<text:tab/><text:tab/><text:tab/>1845 North Eighteenth St./</text:p>
      <text:p text:style-name="P3"><text:tab/><text:tab/><text:tab/>Rev. Eleazer Kleinberg,<text:tab/><text:tab/>313 South Fifth St./</text:p>
      <text:p text:style-name="P3"><text:tab/><text:tab/><text:tab/>Mrs. Arnold Kohn,<text:tab/><text:tab/><text:tab/>718 North Sixth St./</text:p>
      <text:p text:style-name="P2">JULY./</text:p>
      <text:p text:style-name="P3"><text:tab/><text:tab/><text:tab/>Charles Hoffman,<text:tab/><text:tab/><text:tab/>717 Walnut St./</text:p>
      <text:p text:style-name="P3"><text:tab/><text:tab/><text:tab/>Isaiah B. Langstadter,<text:tab/><text:tab/><text:tab/>700 Arch St./</text:p>
      <text:p text:style-name="P3"><text:tab/><text:tab/><text:tab/>Miss Mary M. Cohen,<text:tab/><text:tab/><text:tab/>28 South Twenty-Second St./</text:p>
      <text:p text:style-name="P2">AUGUST./</text:p>
      <text:p text:style-name="P3"><text:tab/><text:tab/><text:tab/>Dr. Morris Jastrow, Jr.,<text:tab/><text:tab/>925 North Eighth St./</text:p>
      <text:p text:style-name="P3"><text:tab/><text:tab/><text:tab/>Samuel Kind,<text:tab/><text:tab/><text:tab/><text:tab/>N. E. Fifth and Market Sts./</text:p>
      <text:p text:style-name="P3"><text:tab/><text:tab/><text:tab/>Mrs. Clarence Wolf,<text:tab/><text:tab/><text:tab/>910 Franklin St./</text:p>
      <text:p text:style-name="P2">SEPTEMBER./</text:p>
      <text:p text:style-name="P3"><text:tab/><text:tab/><text:tab/>George Goward,<text:tab/><text:tab/><text:tab/>636 North Sixth St./</text:p>
      <text:p text:style-name="P3"><text:tab/><text:tab/><text:tab/>Rev. Wm. Armhold,<text:tab/><text:tab/><text:tab/>1444 Franklin St./</text:p>
      <text:p text:style-name="P3"><text:tab/><text:tab/><text:tab/>Mrs. Harry A. Jeitles,<text:tab/><text:tab/><text:tab/>Continental Hotel./</text:p>
      <text:p text:style-name="P2"><text:soft-page-break/>OCTOBER./</text:p>
      <text:p text:style-name="P3"><text:tab/><text:tab/><text:tab/>Augustus Bacharach,<text:tab/><text:tab/><text:tab/>429 Market St./</text:p>
      <text:p text:style-name="P3"><text:tab/><text:tab/><text:tab/>Joseph J. Snellenburg,<text:tab/><text:tab/>Fifth and South Sts./</text:p>
      <text:p text:style-name="P3"><text:tab/><text:tab/><text:tab/>Mrs. Simon Loeb,<text:tab/><text:tab/><text:tab/>949 North Eighth St./</text:p>
      <text:p text:style-name="P2">NOVEMBER./</text:p>
      <text:p text:style-name="P3"><text:tab/><text:tab/><text:tab/>Rev. S. Kaufman,<text:tab/><text:tab/><text:tab/>1809 North Seventh St./</text:p>
      <text:p text:style-name="P3"><text:tab/><text:tab/><text:tab/>Samuel Nathan,<text:tab/><text:tab/><text:tab/>S. W. Seventh and Parrish,/</text:p>
      <text:p text:style-name="P3"><text:tab/><text:tab/><text:tab/>Mrs. Alex. Fleisher,<text:tab/><text:tab/><text:tab/>1935 Wallace St./</text:p>
      <text:p text:style-name="P2">DECEMBER./</text:p>
      <text:p text:style-name="P3"><text:tab/><text:tab/><text:tab/>Nathan Strouse,<text:tab/><text:tab/><text:tab/>513 Market St./</text:p>
      <text:p text:style-name="P3"><text:tab/><text:tab/><text:tab/>Alexander M. Apple,<text:tab/><text:tab/><text:tab/>232 Market St./</text:p>
      <text:p text:style-name="P3"><text:tab/><text:tab/><text:tab/>Mrs. A. B. Kirschbaum,<text:tab/><text:tab/>932 Franklin St./</text:p>
      <text:p text:style-name="P2">JANUARY, 1892./</text:p>
      <text:p text:style-name="P3"><text:tab/><text:tab/><text:tab/>Alfred Klein,<text:tab/><text:tab/><text:tab/><text:tab/>918 Market St./</text:p>
      <text:p text:style-name="P3"><text:tab/><text:tab/><text:tab/>Rev. N. Mossessohn,<text:tab/><text:tab/><text:tab/>117 Ellen St./</text:p>
      <text:p text:style-name="P3"><text:tab/><text:tab/><text:tab/>Mrs. W. Amram,<text:tab/><text:tab/><text:tab/>911 North Eighth St./</text:p>
      <text:p text:style-name="P2">[Hand symbol pointing right] Please preserve this list for future referenc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0:39:43.97</meta:creation-date>
    <meta:document-statistic meta:table-count="0" meta:image-count="0" meta:object-count="0" meta:page-count="4" meta:paragraph-count="126" meta:word-count="707" meta:character-count="4869"/>
    <dc:date>2011-11-21T11:11:56.48</dc:date>
    <dc:creator>Penn Libraries</dc:creator>
    <meta:editing-duration>PT00H12M01S</meta:editing-duration>
    <meta:editing-cycles>1</meta:editing-cycles>
    <meta:generator>OpenOffice.org/3.2$Win32 OpenOffice.org_project/320m12$Build-9483</meta:generator>
  </office:meta>
</office:document-meta>
</file>